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6c2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ing and Cleaning Data - Coursera Project</text:p>
      <text:p text:style-name="Standard"/>
      <text:p text:style-name="Standard">This is the course project for Getting and Cleaning Data course on Coursera. Code is written in R in file. Source file is run_analysis.R. This R script does the following things:</text:p>
      <text:p text:style-name="Standard"/>
      <text:p text:style-name="Standard">Download the dataset if it does not already exist in the working directory.</text:p>
      <text:p text:style-name="Standard"/>
      <text:p text:style-name="Standard">Check<text:span text:style-name="T2">s</text:span> if zip has already been downloaded in ./<text:span text:style-name="T2">UCI HAR Dataset </text:span>directory?</text:p>
      <text:p text:style-name="Standard">Check<text:span text:style-name="T2">s</text:span> if zip has already been unzipped?</text:p>
      <text:p text:style-name="Standard">List all the files of UCI HAR Dataset folder The files that will be used to load data are listed as follows: test/subject_test.txt test/X_test.txt test/y_test.txt train/subject_train.txt train/X_train.txt train/y_train.txt</text:p>
      <text:p text:style-name="Standard"/>
      <text:p text:style-name="Standard">Load<text:span text:style-name="T2">s</text:span> activity, subject and feature info. Read<text:span text:style-name="T2">s</text:span> data from the files into the variables.</text:p>
      <text:p text:style-name="Standard"/>
      <text:p text:style-name="Standard">Read<text:span text:style-name="T2">s</text:span> the Activity files.</text:p>
      <text:p text:style-name="Standard">Read<text:span text:style-name="T2">s</text:span> the Subject files.</text:p>
      <text:p text:style-name="Standard">Read<text:span text:style-name="T2">s</text:span> Features files.</text:p>
      <text:p text:style-name="Standard">Merges the training and the test sets to create one data set.</text:p>
      <text:p text:style-name="Standard"/>
      <text:p text:style-name="Standard">Concatenate<text:span text:style-name="T2">s </text:span>the data tables by rows.</text:p>
      <text:p text:style-name="Standard">set names to variables.</text:p>
      <text:p text:style-name="Standard">Merge<text:span text:style-name="T2">s</text:span> columns to get the data frame Data for all data.</text:p>
      <text:p text:style-name="Standard">Extracts only the measurements on the mean and standard deviation for each measurement.</text:p>
      <text:p text:style-name="Standard"/>
      <text:p text:style-name="Standard">Subset<text:span text:style-name="T2">s</text:span> Name of Features by measurements on the mean and standard deviation.</text:p>
      <text:p text:style-name="Standard">Subset<text:span text:style-name="T2">s</text:span> the data frame Data by selected names of Features.</text:p>
      <text:p text:style-name="Standard">Uses descriptive activity names to name the activities in the data set.</text:p>
      <text:p text:style-name="Standard"/>
      <text:p text:style-name="Standard">Read<text:span text:style-name="T2">s</text:span> descriptive activity names from activity_labels.txt</text:p>
      <text:p text:style-name="Standard">Factorize<text:span text:style-name="T2">s</text:span> variable activity in the data frame Data using descriptive activity names.</text:p>
      <text:p text:style-name="Standard">Appropriately labels the data set with descriptive variable names.</text:p>
      <text:p text:style-name="Standard"/>
      <text:p text:style-name="Standard">Creates a<text:span text:style-name="T2">n</text:span> independent tidy dataset that consists of the average (mean) value of each variable for each subject and activity pair.</text:p>
      <text:p text:style-name="Standard"/>
      <text:p text:style-name="Standard">Final output file is <text:span text:style-name="T1">tidydata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5:17:23.984000000</meta:creation-date>
    <dc:date>2018-12-30T15:20:18.564000000</dc:date>
    <meta:editing-duration>PT3M</meta:editing-duration>
    <meta:editing-cycles>1</meta:editing-cycles>
    <meta:document-statistic meta:table-count="0" meta:image-count="0" meta:object-count="0" meta:page-count="1" meta:paragraph-count="23" meta:word-count="256" meta:character-count="1628" meta:non-whitespace-character-count="1395"/>
    <meta:generator>LibreOffice/6.1.3.2$Windows_x86 LibreOffice_project/86daf60bf00efa86ad547e59e09d6bb77c699acb</meta:generator>
  </office:meta>
</office:document-meta>
</file>